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65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622in"/>
    </style:style>
    <style:style style:name="co7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6" table:default-cell-style-name="Default"/>
        <table:table-column table:style-name="co7" table:number-columns-repeated="11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1045];&quot;High&quot;;[.D5:.D1045])" office:value-type="float" office:value="3353">
            <text:p>3353</text:p>
          </table:table-cell>
          <table:table-cell table:formula="of:=SUMPRODUCT(([.C5:.C1045]=&quot;High&quot;)*([.E5:.E1045]=&quot;x&quot;)*[.D5:.D1045])" office:value-type="float" office:value="0">
            <text:p>0</text:p>
          </table:table-cell>
          <table:table-cell table:formula="of:=SUMPRODUCT(([.C5:.C1045]=&quot;High&quot;)*([.F5:.F1045]=&quot;x&quot;)*[.D5:.D1045])" office:value-type="float" office:value="0">
            <text:p>0</text:p>
          </table:table-cell>
          <table:table-cell table:formula="of:=SUMPRODUCT(([.C5:.C1045]=&quot;High&quot;)*([.G5:.G1045]=&quot;x&quot;)*[.D5:.D1045])" office:value-type="float" office:value="0">
            <text:p>0</text:p>
          </table:table-cell>
          <table:table-cell table:formula="of:=SUMPRODUCT(([.C5:.C1045]=&quot;High&quot;)*([.H5:.H1045]=&quot;x&quot;)*[.D5:.D1045])" office:value-type="float" office:value="0">
            <text:p>0</text:p>
          </table:table-cell>
          <table:table-cell table:formula="of:=SUMPRODUCT(([.C5:.C1045]=&quot;High&quot;)*([.I5:.I1045]=&quot;x&quot;)*[.D5:.D1045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1045];&quot;Medium&quot;;[.D5:.D1045])" office:value-type="float" office:value="3966">
            <text:p>3966</text:p>
          </table:table-cell>
          <table:table-cell table:formula="of:=SUMPRODUCT(([.C5:.C1045]=&quot;Medium&quot;)*([.E5:.E1045]=&quot;x&quot;)*[.D5:.D1045])" office:value-type="float" office:value="0">
            <text:p>0</text:p>
          </table:table-cell>
          <table:table-cell table:formula="of:=SUMPRODUCT(([.C5:.C1045]=&quot;Medium&quot;)*([.F5:.F1045]=&quot;x&quot;)*[.D5:.D1045])" office:value-type="float" office:value="0">
            <text:p>0</text:p>
          </table:table-cell>
          <table:table-cell table:formula="of:=SUMPRODUCT(([.C5:.C1045]=&quot;Medium&quot;)*([.G5:.G1045]=&quot;x&quot;)*[.D5:.D1045])" office:value-type="float" office:value="0">
            <text:p>0</text:p>
          </table:table-cell>
          <table:table-cell table:formula="of:=SUMPRODUCT(([.C5:.C1045]=&quot;Medium&quot;)*([.H5:.H1045]=&quot;x&quot;)*[.D5:.D1045])" office:value-type="float" office:value="0">
            <text:p>0</text:p>
          </table:table-cell>
          <table:table-cell table:formula="of:=SUMPRODUCT(([.C5:.C1045]=&quot;Medium&quot;)*([.I5:.I1045]=&quot;x&quot;)*[.D5:.D1045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1045];&quot;Low&quot;;[.D5:.D1045])" office:value-type="float" office:value="3119">
            <text:p>3119</text:p>
          </table:table-cell>
          <table:table-cell table:formula="of:=SUMPRODUCT(([.C5:.C1045]=&quot;Low&quot;)*([.E5:.E1045]=&quot;x&quot;)*[.D5:.D1045])" office:value-type="float" office:value="0">
            <text:p>0</text:p>
          </table:table-cell>
          <table:table-cell table:formula="of:=SUMPRODUCT(([.C5:.C1045]=&quot;Low&quot;)*([.F5:.F1045]=&quot;x&quot;)*[.D5:.D1045])" office:value-type="float" office:value="0">
            <text:p>0</text:p>
          </table:table-cell>
          <table:table-cell table:formula="of:=SUMPRODUCT(([.C5:.C1045]=&quot;Low&quot;)*([.G5:.G1045]=&quot;x&quot;)*[.D5:.D1045])" office:value-type="float" office:value="0">
            <text:p>0</text:p>
          </table:table-cell>
          <table:table-cell table:formula="of:=SUMPRODUCT(([.C5:.C1045]=&quot;Low&quot;)*([.H5:.H1045]=&quot;x&quot;)*[.D5:.D1045])" office:value-type="float" office:value="0">
            <text:p>0</text:p>
          </table:table-cell>
          <table:table-cell table:formula="of:=SUMPRODUCT(([.C5:.C1045]=&quot;Low&quot;)*([.I5:.I1045]=&quot;x&quot;)*[.D5:.D1045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High</text:p>
          </table:table-cell>
          <table:table-cell table:style-name="ce17" office:value-type="float" office:value="31">
            <text:p>31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Low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71">
            <text:p>71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27">
            <text:p>27</text:p>
          </table:table-cell>
          <table:table-cell table:style-name="ce16" table:number-columns-repeated="5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5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Medium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Medium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High</text:p>
          </table:table-cell>
          <table:table-cell table:style-name="ce17" office:value-type="float" office:value="100">
            <text:p>100</text:p>
          </table:table-cell>
          <table:table-cell table:style-name="ce16" table:number-columns-repeated="5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Medium</text:p>
          </table:table-cell>
          <table:table-cell table:style-name="ce17" office:value-type="float" office:value="128">
            <text:p>128</text:p>
          </table:table-cell>
          <table:table-cell table:style-name="ce16" table:number-columns-repeated="5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High</text:p>
          </table:table-cell>
          <table:table-cell office:value-type="float" office:value="64">
            <text:p>64</text:p>
          </table:table-cell>
          <table:table-cell table:number-columns-repeated="5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Medium</text:p>
          </table:table-cell>
          <table:table-cell table:style-name="ce17" office:value-type="float" office:value="103">
            <text:p>103</text:p>
          </table:table-cell>
          <table:table-cell table:style-name="ce16" table:number-columns-repeated="5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Medium</text:p>
          </table:table-cell>
          <table:table-cell office:value-type="float" office:value="74">
            <text:p>74</text:p>
          </table:table-cell>
          <table:table-cell table:number-columns-repeated="5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High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Medium</text:p>
          </table:table-cell>
          <table:table-cell table:style-name="ce17" office:value-type="float" office:value="30">
            <text:p>30</text:p>
          </table:table-cell>
          <table:table-cell table:style-name="ce16" table:number-columns-repeated="5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Medium</text:p>
          </table:table-cell>
          <table:table-cell table:style-name="ce17" office:value-type="float" office:value="45">
            <text:p>45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High</text:p>
          </table:table-cell>
          <table:table-cell table:style-name="ce17" office:value-type="float" office:value="150">
            <text:p>150</text:p>
          </table:table-cell>
          <table:table-cell table:style-name="ce16" table:number-columns-repeated="5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Medium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High</text:p>
          </table:table-cell>
          <table:table-cell table:style-name="ce17" office:value-type="float" office:value="159">
            <text:p>159</text:p>
          </table:table-cell>
          <table:table-cell table:style-name="ce16" table:number-columns-repeated="5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Medium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Low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Medium</text:p>
          </table:table-cell>
          <table:table-cell office:value-type="float" office:value="92">
            <text:p>92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Medium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Low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Low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High</text:p>
          </table:table-cell>
          <table:table-cell table:style-name="ce17" office:value-type="float" office:value="42">
            <text:p>42</text:p>
          </table:table-cell>
          <table:table-cell table:style-name="ce16" table:number-columns-repeated="5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Medium</text:p>
          </table:table-cell>
          <table:table-cell table:style-name="ce17" office:value-type="float" office:value="32">
            <text:p>32</text:p>
          </table:table-cell>
          <table:table-cell table:style-name="ce16" table:number-columns-repeated="5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Low</text:p>
          </table:table-cell>
          <table:table-cell office:value-type="float" office:value="142">
            <text:p>142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Medium</text:p>
          </table:table-cell>
          <table:table-cell table:style-name="ce17" office:value-type="float" office:value="28">
            <text:p>28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Low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Low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Medium</text:p>
          </table:table-cell>
          <table:table-cell table:style-name="ce17" office:value-type="float" office:value="51">
            <text:p>51</text:p>
          </table:table-cell>
          <table:table-cell table:style-name="ce16" table:number-columns-repeated="5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Low</text:p>
          </table:table-cell>
          <table:table-cell table:style-name="ce17" office:value-type="float" office:value="72">
            <text:p>72</text:p>
          </table:table-cell>
          <table:table-cell table:style-name="ce16" table:number-columns-repeated="5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Low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Medium</text:p>
          </table:table-cell>
          <table:table-cell office:value-type="float" office:value="156">
            <text:p>156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43">
            <text:p>4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Medium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Medium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5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High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5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5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High</text:p>
          </table:table-cell>
          <table:table-cell office:value-type="float" office:value="53">
            <text:p>53</text:p>
          </table:table-cell>
          <table:table-cell table:number-columns-repeated="5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High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High</text:p>
          </table:table-cell>
          <table:table-cell table:style-name="ce17" office:value-type="float" office:value="43">
            <text:p>43</text:p>
          </table:table-cell>
          <table:table-cell table:style-name="ce16" table:number-columns-repeated="5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83">
            <text:p>83</text:p>
          </table:table-cell>
          <table:table-cell table:number-columns-repeated="5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Medium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High</text:p>
          </table:table-cell>
          <table:table-cell office:value-type="float" office:value="58">
            <text:p>58</text:p>
          </table:table-cell>
          <table:table-cell table:number-columns-repeated="5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Low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Low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Low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96">
            <text:p>96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Medium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Medium</text:p>
          </table:table-cell>
          <table:table-cell table:style-name="ce17" office:value-type="float" office:value="42">
            <text:p>42</text:p>
          </table:table-cell>
          <table:table-cell table:style-name="ce16" table:number-columns-repeated="5"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Medium</text:p>
          </table:table-cell>
          <table:table-cell office:value-type="float" office:value="67">
            <text:p>67</text:p>
          </table:table-cell>
          <table:table-cell table:number-columns-repeated="5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High</text:p>
          </table:table-cell>
          <table:table-cell office:value-type="float" office:value="28">
            <text:p>28</text:p>
          </table:table-cell>
          <table:table-cell table:number-columns-repeated="5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BQ_01</text:p>
          </table:table-cell>
          <table:table-cell office:value-type="string">
            <text:p>FuncTest - Content by que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High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5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39">
            <text:p>39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CLV_06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5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Medium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Medium</text:p>
          </table:table-cell>
          <table:table-cell table:style-name="ce17" office:value-type="float" office:value="47">
            <text:p>47</text:p>
          </table:table-cell>
          <table:table-cell table:style-name="ce16" table:number-columns-repeated="5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3">
            <text:p>23</text:p>
          </table:table-cell>
          <table:table-cell table:style-name="ce16" table:number-columns-repeated="5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49">
            <text:p>49</text:p>
          </table:table-cell>
          <table:table-cell table:style-name="ce16" table:number-columns-repeated="5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4</text:p>
          </table:table-cell>
          <table:table-cell office:value-type="string">
            <text:p>FuncTest - Fast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 office:value-type="string">
            <text:p>FuncTest - Fast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Medium</text:p>
          </table:table-cell>
          <table:table-cell office:value-type="float" office:value="53">
            <text:p>53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 office:value-type="string">
            <text:p>FuncTest - Appearan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EO_02</text:p>
          </table:table-cell>
          <table:table-cell office:value-type="string">
            <text:p>FuncTest -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High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5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 office:value-type="string">
            <text:p>FuncTest - Site Ma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High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8">
            <text:p>28</text:p>
          </table:table-cell>
          <table:table-cell table:style-name="ce16" table:number-columns-repeated="5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Low</text:p>
          </table:table-cell>
          <table:table-cell table:style-name="ce17" office:value-type="float" office:value="32">
            <text:p>32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High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Medium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Medium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Medium</text:p>
          </table:table-cell>
          <table:table-cell table:style-name="ce17" office:value-type="float" office:value="24">
            <text:p>24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High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5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Low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Medium</text:p>
          </table:table-cell>
          <table:table-cell table:style-name="ce17" office:value-type="float" office:value="35">
            <text:p>35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Medium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8</text:p>
          </table:table-cell>
          <table:table-cell office:value-type="string">
            <text:p>FuncTest - Sort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Administration\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1</text:p>
          </table:table-cell>
          <table:table-cell table:style-name="ce16" office:value-type="string">
            <text:p>FuncTest - Censor\Add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Forum\Administration\Censor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49_02</text:p>
          </table:table-cell>
          <table:table-cell office:value-type="string">
            <text:p>FuncTest - Censor\Remov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Administration\Censor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49_03</text:p>
          </table:table-cell>
          <table:table-cell table:style-name="ce16" office:value-type="string">
            <text:p>FuncTest - Censor\Apply</text:p>
          </table:table-cell>
          <table:table-cell office:value-type="string">
            <text:p>Low</text:p>
          </table:table-cell>
          <table:table-cell table:style-name="ce17" office:value-type="float" office:value="40">
            <text:p>40</text:p>
          </table:table-cell>
          <table:table-cell table:style-name="ce16" table:number-columns-repeated="5"/>
          <table:table-cell table:style-name="ce16" office:value-type="string">
            <text:p>KS\Forum\Administration\Censor\Appl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0</text:p>
          </table:table-cell>
          <table:table-cell office:value-type="string">
            <text:p>FuncTest - Notify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 Notif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High</text:p>
          </table:table-cell>
          <table:table-cell table:style-name="ce17" office:value-type="float" office:value="55">
            <text:p>55</text:p>
          </table:table-cell>
          <table:table-cell table:style-name="ce16" table:number-columns-repeated="5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51</text:p>
          </table:table-cell>
          <table:table-cell table:style-name="ce16" office:value-type="string">
            <text:p>FuncTest - Auto-prun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 Auto-Pru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Medium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52</text:p>
          </table:table-cell>
          <table:table-cell office:value-type="string">
            <text:p>FuncTest - IP ba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Ban I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High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5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ADM_68</text:p>
          </table:table-cell>
          <table:table-cell table:style-name="ce16" office:value-type="string">
            <text:p>FuncTest - Manage BB cod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Administration\BB 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ADM_71</text:p>
          </table:table-cell>
          <table:table-cell office:value-type="string">
            <text:p>FuncTest - Topic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Administration\Topic 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High</text:p>
          </table:table-cell>
          <table:table-cell table:style-name="ce17" office:value-type="float" office:value="65">
            <text:p>65</text:p>
          </table:table-cell>
          <table:table-cell table:style-name="ce16" table:number-columns-repeated="5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BBC_63</text:p>
          </table:table-cell>
          <table:table-cell table:style-name="ce16" office:value-type="string">
            <text:p>FuncTest - BB c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BB_C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1_01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Category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43">
            <text:p>43</text:p>
          </table:table-cell>
          <table:table-cell table:style-name="ce16" table:number-columns-repeated="5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1_02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Category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Forum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4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54">
            <text:p>54</text:p>
          </table:table-cell>
          <table:table-cell table:style-name="ce16" table:number-columns-repeated="5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5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Forum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6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Forum\Forum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7_01</text:p>
          </table:table-cell>
          <table:table-cell table:style-name="ce16" office:value-type="string">
            <text:p>FuncTest - Lock</text:p>
          </table:table-cell>
          <table:table-cell office:value-type="string">
            <text:p>Low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KS\Forum\Forum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7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Forum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8_01</text:p>
          </table:table-cell>
          <table:table-cell table:style-name="ce16" office:value-type="string">
            <text:p>FuncTest - Close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KS\Forum\Forum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08_02</text:p>
          </table:table-cell>
          <table:table-cell office:value-type="string">
            <text:p>FuncTest - Open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Forum\Forum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OR_09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5"/>
          <table:table-cell table:style-name="ce16" office:value-type="string">
            <text:p>KS\Forum\Forum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OR_10_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Forum\Interg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1</text:p>
          </table:table-cell>
          <table:table-cell table:style-name="ce16" office:value-type="string">
            <text:p>FuncTest - Show/Hid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 Portlet Settings\Show-Hid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FPS_66_02</text:p>
          </table:table-cell>
          <table:table-cell office:value-type="string">
            <text:p>FuncTest - Show/Hide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Forum Portlet Settings\Show-Hide 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High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5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FPS_66_03</text:p>
          </table:table-cell>
          <table:table-cell table:style-name="ce16" office:value-type="string">
            <text:p>FuncTest - Enable/Disable Pane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Forum Portlet Settings\Enable-Disable Pane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Medium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IEP_64</text:p>
          </table:table-cell>
          <table:table-cell office:value-type="string">
            <text:p>FuncTest - Expor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Export_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Medium</text:p>
          </table:table-cell>
          <table:table-cell table:style-name="ce17" office:value-type="float" office:value="46">
            <text:p>46</text:p>
          </table:table-cell>
          <table:table-cell table:style-name="ce16" table:number-columns-repeated="5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IEP_65</text:p>
          </table:table-cell>
          <table:table-cell table:style-name="ce16" office:value-type="string">
            <text:p>FuncTest - Impor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Export_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1</text:p>
          </table:table-cell>
          <table:table-cell office:value-type="string">
            <text:p>FuncTest - Bookmark\Add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Forum\Other Actions\Bookmark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7_02</text:p>
          </table:table-cell>
          <table:table-cell table:style-name="ce16" office:value-type="string">
            <text:p>FuncTest - Bookmark\View</text:p>
          </table:table-cell>
          <table:table-cell office:value-type="string">
            <text:p>Low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5"/>
          <table:table-cell table:style-name="ce16" office:value-type="string">
            <text:p>KS\Forum\Other Actions\Bookmark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7_03</text:p>
          </table:table-cell>
          <table:table-cell office:value-type="string">
            <text:p>FuncTest - Bookmark\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KS\Forum\Other Actions\Bookmark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Medium</text:p>
          </table:table-cell>
          <table:table-cell table:style-name="ce17" office:value-type="float" office:value="30">
            <text:p>30</text:p>
          </table:table-cell>
          <table:table-cell table:style-name="ce16" table:number-columns-repeated="5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1</text:p>
          </table:table-cell>
          <table:table-cell table:style-name="ce16" office:value-type="string">
            <text:p>FuncTest - Watch\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Watch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High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8_02</text:p>
          </table:table-cell>
          <table:table-cell office:value-type="string">
            <text:p>FuncTest - Watch\Ap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Watch\Ap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38_03</text:p>
          </table:table-cell>
          <table:table-cell table:style-name="ce16" office:value-type="string">
            <text:p>FuncTest - Watch\Man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Watch\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39</text:p>
          </table:table-cell>
          <table:table-cell office:value-type="string">
            <text:p>FuncTest - View public profil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User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Medium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0</text:p>
          </table:table-cell>
          <table:table-cell table:style-name="ce16" office:value-type="string">
            <text:p>FuncTest - List posts (All posts by user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Posts 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Medium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1</text:p>
          </table:table-cell>
          <table:table-cell office:value-type="string">
            <text:p>FuncTest - List topics (All topics by user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Topics 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2</text:p>
          </table:table-cell>
          <table:table-cell table:style-name="ce16" office:value-type="string">
            <text:p>FuncTest - Forum jump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KS\Forum\Other Actions\Forum Jum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3</text:p>
          </table:table-cell>
          <table:table-cell office:value-type="string">
            <text:p>FuncTest - User statistics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KS\Forum\Other Actions\User Statistic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44</text:p>
          </table:table-cell>
          <table:table-cell table:style-name="ce16" office:value-type="string">
            <text:p>FuncTest - Topic/Post statistics and advanced action</text:p>
          </table:table-cell>
          <table:table-cell office:value-type="string">
            <text:p>Low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5"/>
          <table:table-cell table:style-name="ce16" office:value-type="string">
            <text:p>KS\Forum\Other Actions\Topic_Post Statistic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45</text:p>
          </table:table-cell>
          <table:table-cell office:value-type="string">
            <text:p>FuncTest - Perm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nowledge Suite\Forum Applications\Other actions\Per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High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67</text:p>
          </table:table-cell>
          <table:table-cell table:style-name="ce16" office:value-type="string">
            <text:p>FuncTest - Rss Fee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R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OAT_73</text:p>
          </table:table-cell>
          <table:table-cell office:value-type="string">
            <text:p>FuncTest - Go to last read po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Go to last read po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OAT_74</text:p>
          </table:table-cell>
          <table:table-cell table:style-name="ce16" office:value-type="string">
            <text:p>FuncTest - Display menu</text:p>
          </table:table-cell>
          <table:table-cell office:value-type="string">
            <text:p>Low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KS\Forum\Other actions\Display menu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MS_32</text:p>
          </table:table-cell>
          <table:table-cell office:value-type="string">
            <text:p>FuncTest - S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S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MS_33</text:p>
          </table:table-cell>
          <table:table-cell table:style-name="ce16" office:value-type="string">
            <text:p>FuncTest - Inbox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rivate Message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3</text:p>
          </table:table-cell>
          <table:table-cell office:value-type="string">
            <text:p>FuncTest - Post reply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KS\Forum\Post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4</text:p>
          </table:table-cell>
          <table:table-cell table:style-name="ce16" office:value-type="string">
            <text:p>FuncTest - Add quote</text:p>
          </table:table-cell>
          <table:table-cell office:value-type="string">
            <text:p>Low</text:p>
          </table:table-cell>
          <table:table-cell table:style-name="ce17" office:value-type="float" office:value="23">
            <text:p>23</text:p>
          </table:table-cell>
          <table:table-cell table:style-name="ce16" table:number-columns-repeated="5"/>
          <table:table-cell table:style-name="ce16" office:value-type="string">
            <text:p>KS\Forum\Post\Quo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5</text:p>
          </table:table-cell>
          <table:table-cell office:value-type="string">
            <text:p>FuncTest - Quick reply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Post\Quick 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6</text:p>
          </table:table-cell>
          <table:table-cell table:style-name="ce16" office:value-type="string">
            <text:p>FuncTest - Private post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KS\Forum\Post\Privat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7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KS\Forum\Post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28</text:p>
          </table:table-cell>
          <table:table-cell table:style-name="ce16" office:value-type="string">
            <text:p>FuncTest - Edit post</text:p>
          </table:table-cell>
          <table:table-cell office:value-type="string">
            <text:p>Low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5"/>
          <table:table-cell table:style-name="ce16" office:value-type="string">
            <text:p>KS\Forum\Pos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29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KS\Forum\Post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0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5"/>
          <table:table-cell table:style-name="ce16" office:value-type="string">
            <text:p>KS\Forum\Post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1_01</text:p>
          </table:table-cell>
          <table:table-cell office:value-type="string">
            <text:p>FuncTest - Hide 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Post\H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1_02</text:p>
          </table:table-cell>
          <table:table-cell table:style-name="ce16" office:value-type="string">
            <text:p>FuncTest - Show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Forum\Post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POS_3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Private Message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POS_3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Private Message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Medium</text:p>
          </table:table-cell>
          <table:table-cell table:style-name="ce17" office:value-type="float" office:value="40">
            <text:p>40</text:p>
          </table:table-cell>
          <table:table-cell table:style-name="ce16" table:number-columns-repeated="5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SER_46</text:p>
          </table:table-cell>
          <table:table-cell table:style-name="ce16" office:value-type="string">
            <text:p>FuncTest - Simple search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Other Actions\Search\Simpl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262">
            <text:p>262</text:p>
          </table:table-cell>
          <table:table-cell table:number-columns-repeated="5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SER_47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Other Actions\Search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78">
            <text:p>78</text:p>
          </table:table-cell>
          <table:table-cell table:style-name="ce16" table:number-columns-repeated="5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60">
            <text:p>60</text:p>
          </table:table-cell>
          <table:table-cell table:style-name="ce16" table:number-columns-repeated="5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0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KS\Forum\Topic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1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Topic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66">
            <text:p>66</text:p>
          </table:table-cell>
          <table:table-cell table:style-name="ce16" table:number-columns-repeated="5"/>
          <table:table-cell table:style-name="ce16" office:value-type="string">
            <text:p>KS\Forum\Topic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Topic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4_01</text:p>
          </table:table-cell>
          <table:table-cell table:style-name="ce16" office:value-type="string">
            <text:p>FuncTest - Lock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Forum\Topic\Lo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4_02</text:p>
          </table:table-cell>
          <table:table-cell office:value-type="string">
            <text:p>FuncTest - Unlock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Forum\Topic\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5_01</text:p>
          </table:table-cell>
          <table:table-cell table:style-name="ce16" office:value-type="string">
            <text:p>FuncTest - Close/Open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Forum\Topic\Clos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5_02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Forum\Topic\Ope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6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27">
            <text:p>27</text:p>
          </table:table-cell>
          <table:table-cell table:style-name="ce16" table:number-columns-repeated="5"/>
          <table:table-cell table:style-name="ce16" office:value-type="string">
            <text:p>KS\Forum\Topic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7_01</text:p>
          </table:table-cell>
          <table:table-cell office:value-type="string">
            <text:p>FuncTest - Stic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Forum\Topic\St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7_02</text:p>
          </table:table-cell>
          <table:table-cell table:style-name="ce16" office:value-type="string">
            <text:p>FuncTest - Unstick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Forum\Topic\Unstic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18</text:p>
          </table:table-cell>
          <table:table-cell office:value-type="string">
            <text:p>FuncTest - Spli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Forum\Topic\Spl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19</text:p>
          </table:table-cell>
          <table:table-cell table:style-name="ce16" office:value-type="string">
            <text:p>FuncTest - Merge</text:p>
          </table:table-cell>
          <table:table-cell office:value-type="string">
            <text:p>Low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KS\Forum\Topic\Mer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1</text:p>
          </table:table-cell>
          <table:table-cell office:value-type="string">
            <text:p>FuncTest - Poll\Ad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KS\Forum\Topic\Poll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2</text:p>
          </table:table-cell>
          <table:table-cell table:style-name="ce16" office:value-type="string">
            <text:p>FuncTest - Poll\Edi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Topic\Poll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3</text:p>
          </table:table-cell>
          <table:table-cell office:value-type="string">
            <text:p>FuncTest - Poll\Close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KS\Forum\Topic\Poll\Cl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0_04</text:p>
          </table:table-cell>
          <table:table-cell table:style-name="ce16" office:value-type="string">
            <text:p>FuncTest - Poll\Reopen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Forum\Topic\Poll\Reope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0_05</text:p>
          </table:table-cell>
          <table:table-cell office:value-type="string">
            <text:p>FuncTest - Poll\Remove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Forum\Topic\Poll\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High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21</text:p>
          </table:table-cell>
          <table:table-cell table:style-name="ce16" office:value-type="string">
            <text:p>FuncTest -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22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Forum\Topic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69</text:p>
          </table:table-cell>
          <table:table-cell table:style-name="ce16" office:value-type="string">
            <text:p>FuncTest - Censor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Forum\Topic\Cens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TOP_70</text:p>
          </table:table-cell>
          <table:table-cell office:value-type="string">
            <text:p>FuncTest - Act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Topic\Act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TOP_72</text:p>
          </table:table-cell>
          <table:table-cell table:style-name="ce16" office:value-type="string">
            <text:p>FuncTest - Sor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Topic\S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3</text:p>
          </table:table-cell>
          <table:table-cell office:value-type="string">
            <text:p>FuncTest - Display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Forum\Users Management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4</text:p>
          </table:table-cell>
          <table:table-cell table:style-name="ce16" office:value-type="string">
            <text:p>FuncTest - Edit profile</text:p>
          </table:table-cell>
          <table:table-cell office:value-type="string">
            <text:p>Low</text:p>
          </table:table-cell>
          <table:table-cell table:style-name="ce17" office:value-type="float" office:value="141">
            <text:p>141</text:p>
          </table:table-cell>
          <table:table-cell table:style-name="ce16" table:number-columns-repeated="5"/>
          <table:table-cell table:style-name="ce16" office:value-type="string">
            <text:p>KS\Forum\Users Management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5</text:p>
          </table:table-cell>
          <table:table-cell office:value-type="string">
            <text:p>FuncTest - Edit user setting</text:p>
          </table:table-cell>
          <table:table-cell table:style-name="Default" office:value-type="string">
            <text:p>Low</text:p>
          </table:table-cell>
          <table:table-cell office:value-type="float" office:value="53">
            <text:p>53</text:p>
          </table:table-cell>
          <table:table-cell table:number-columns-repeated="5"/>
          <table:table-cell office:value-type="string">
            <text:p>KS\Forum\Users Management\User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Medium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6</text:p>
          </table:table-cell>
          <table:table-cell table:style-name="ce16" office:value-type="string">
            <text:p>FuncTest - Ban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Ban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7</text:p>
          </table:table-cell>
          <table:table-cell office:value-type="string">
            <text:p>FuncTest - Manage topic of user</text:p>
          </table:table-cell>
          <table:table-cell table:style-name="Default" office:value-type="string">
            <text:p>Low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Forum\Users Management\Manage Top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MN_58</text:p>
          </table:table-cell>
          <table:table-cell table:style-name="ce16" office:value-type="string">
            <text:p>FuncTest - Manage post of user</text:p>
          </table:table-cell>
          <table:table-cell office:value-type="string">
            <text:p>Low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KS\Forum\Users Management\Manage Po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MN_59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KS\Forum\Users Managemen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Medium</text:p>
          </table:table-cell>
          <table:table-cell table:style-name="ce17" office:value-type="float" office:value="40">
            <text:p>40</text:p>
          </table:table-cell>
          <table:table-cell table:style-name="ce16" table:number-columns-repeated="5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0</text:p>
          </table:table-cell>
          <table:table-cell table:style-name="ce16" office:value-type="string">
            <text:p>FuncTest - Profile</text:p>
          </table:table-cell>
          <table:table-cell office:value-type="string">
            <text:p>Low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KS\Forum\User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FOR_UST_6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Forum\User Settings\My watch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FOR_UST_62</text:p>
          </table:table-cell>
          <table:table-cell table:style-name="ce16" office:value-type="string">
            <text:p>FuncTest - Forum setting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KS\Forum\User Settings\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1</text:p>
          </table:table-cell>
          <table:table-cell office:value-type="string">
            <text:p>FuncTest - Add Pol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Add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POL_PPL_02</text:p>
          </table:table-cell>
          <table:table-cell table:style-name="ce16" office:value-type="string">
            <text:p>FuncTest - Edit Pol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PollPorlet\EditPol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POL_PPL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PollPorlet\Delete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1">
            <text:p>41</text:p>
          </table:table-cell>
          <table:table-cell table:style-name="ce16" table:number-columns-repeated="5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CTION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CTION_05</text:p>
          </table:table-cell>
          <table:table-cell table:style-name="ce16" office:value-type="string">
            <text:p>FuncTest - Interg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Interg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17" office:value-type="float" office:value="66">
            <text:p>66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8">
            <text:p>48</text:p>
          </table:table-cell>
          <table:table-cell table:style-name="ce16" table:number-columns-repeated="5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5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24">
            <text:p>24</text:p>
          </table:table-cell>
          <table:table-cell table:style-name="ce16" table:number-columns-repeated="5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High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5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Medium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5"/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08</text:p>
          </table:table-cell>
          <table:table-cell table:style-name="ce16" office:value-type="string">
            <text:p>FuncTest - View/add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09</text:p>
          </table:table-cell>
          <table:table-cell office:value-type="string">
            <text:p>FuncTest - Add shared link</text:p>
          </table:table-cell>
          <table:table-cell table:style-name="Default" office:value-type="string">
            <text:p>Low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ocial/people/add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0</text:p>
          </table:table-cell>
          <table:table-cell table:style-name="ce16" office:value-type="string">
            <text:p>FuncTest - Like/unlike a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Like-Unlik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ACT_11</text:p>
          </table:table-cell>
          <table:table-cell office:value-type="string">
            <text:p>FuncTest - Comment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ACT_12</text:p>
          </table:table-cell>
          <table:table-cell table:style-name="ce16" office:value-type="string">
            <text:p>FuncTest - Delete a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Delete 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0</text:p>
          </table:table-cell>
          <table:table-cell office:value-type="string">
            <text:p>FuncTest - Show form 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Portal\Dashboard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1</text:p>
          </table:table-cell>
          <table:table-cell table:style-name="ce16" office:value-type="string">
            <text:p>FuncTest - Add gadget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Portal\Dashboard\Add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2</text:p>
          </table:table-cell>
          <table:table-cell office:value-type="string">
            <text:p>FuncTest - Drag &amp; Drop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Portal\Dashboard\Drag &amp;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3</text:p>
          </table:table-cell>
          <table:table-cell table:style-name="ce16" office:value-type="string">
            <text:p>FuncTest - View maximize/minimize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Portal\Dashboard\View gadg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4</text:p>
          </table:table-cell>
          <table:table-cell office:value-type="string">
            <text:p>FuncTest - Add new tab</text:p>
          </table:table-cell>
          <table:table-cell table:style-name="Default" office:value-type="string">
            <text:p>Low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Portal\Dashboard\Add new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5</text:p>
          </table:table-cell>
          <table:table-cell table:style-name="ce16" office:value-type="string">
            <text:p>FuncTest - Edit tab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Portal\Dashboard\Edit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6</text:p>
          </table:table-cell>
          <table:table-cell office:value-type="string">
            <text:p>FuncTest - Delete tab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Portal\Dashboard\Delete ta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DBD_27</text:p>
          </table:table-cell>
          <table:table-cell table:style-name="ce16" office:value-type="string">
            <text:p>FuncTest - Share link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Portal\Dashboard\Share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DBD_28</text:p>
          </table:table-cell>
          <table:table-cell office:value-type="string">
            <text:p>FuncTest - View link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Portal\Dashboard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1</text:p>
          </table:table-cell>
          <table:table-cell table:style-name="ce16" office:value-type="string">
            <text:p>FuncTest - Access People/profil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High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2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3</text:p>
          </table:table-cell>
          <table:table-cell table:style-name="ce16" office:value-type="string">
            <text:p>FuncTest - Remove invit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mov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EO_04</text:p>
          </table:table-cell>
          <table:table-cell office:value-type="string">
            <text:p>FuncTest - Revok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vok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EO_05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PRO_06</text:p>
          </table:table-cell>
          <table:table-cell office:value-type="string">
            <text:p>FuncTest - View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view pro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PRO_07</text:p>
          </table:table-cell>
          <table:table-cell table:style-name="ce16" office:value-type="string">
            <text:p>FuncTest - Edit user's profile</text:p>
          </table:table-cell>
          <table:table-cell office:value-type="string">
            <text:p>Low</text:p>
          </table:table-cell>
          <table:table-cell table:style-name="ce17" office:value-type="float" office:value="165">
            <text:p>165</text:p>
          </table:table-cell>
          <table:table-cell table:style-name="ce16" table:number-columns-repeated="5"/>
          <table:table-cell table:style-name="ce16" office:value-type="string">
            <text:p>Social/people/edit 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3</text:p>
          </table:table-cell>
          <table:table-cell office:value-type="string">
            <text:p>FuncTest - Show relation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/people/Conne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4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5</text:p>
          </table:table-cell>
          <table:table-cell office:value-type="string">
            <text:p>FuncTest - Delete rel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6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7</text:p>
          </table:table-cell>
          <table:table-cell office:value-type="string">
            <text:p>FuncTest - Delet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Medium</text:p>
          </table:table-cell>
          <table:table-cell table:style-name="ce17" office:value-type="float" office:value="50">
            <text:p>50</text:p>
          </table:table-cell>
          <table:table-cell table:style-name="ce16" table:number-columns-repeated="5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PEO_RLT_18</text:p>
          </table:table-cell>
          <table:table-cell table:style-name="ce16" office:value-type="string">
            <text:p>Func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PEO_RLT_19</text:p>
          </table:table-cell>
          <table:table-cell office:value-type="string">
            <text:p>FuncTest - Request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High</text:p>
          </table:table-cell>
          <table:table-cell table:style-name="ce17" office:value-type="float" office:value="71">
            <text:p>71</text:p>
          </table:table-cell>
          <table:table-cell table:style-name="ce16" table:number-columns-repeated="5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Medium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7</text:p>
          </table:table-cell>
          <table:table-cell table:style-name="ce16" office:value-type="string">
            <text:p>FuncTest - User join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Member Community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EM_08</text:p>
          </table:table-cell>
          <table:table-cell office:value-type="string">
            <text:p>FuncTest - Remove user out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High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EM_09</text:p>
          </table:table-cell>
          <table:table-cell table:style-name="ce16" office:value-type="string">
            <text:p>FuncTest - Change role of user in space and user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Member Community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Medium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1</text:p>
          </table:table-cell>
          <table:table-cell office:value-type="string">
            <text:p>FuncTest - Create new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Create a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Medium</text:p>
          </table:table-cell>
          <table:table-cell table:style-name="ce17" office:value-type="float" office:value="28">
            <text:p>28</text:p>
          </table:table-cell>
          <table:table-cell table:style-name="ce16" table:number-columns-repeated="5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2</text:p>
          </table:table-cell>
          <table:table-cell table:style-name="ce16" office:value-type="string">
            <text:p>FuncTest - View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View spaces lis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3</text:p>
          </table:table-cell>
          <table:table-cell office:value-type="string">
            <text:p>Func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Acces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Medium</text:p>
          </table:table-cell>
          <table:table-cell table:style-name="ce17" office:value-type="float" office:value="112">
            <text:p>112</text:p>
          </table:table-cell>
          <table:table-cell table:style-name="ce16" table:number-columns-repeated="5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NG_04</text:p>
          </table:table-cell>
          <table:table-cell table:style-name="ce16" office:value-type="string">
            <text:p>FuncTest - Edit inform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Edit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NG_05</text:p>
          </table:table-cell>
          <table:table-cell office:value-type="string">
            <text:p>FuncTest - Delet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Delete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Medium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MOD_10</text:p>
          </table:table-cell>
          <table:table-cell table:style-name="ce16" office:value-type="string">
            <text:p>FuncTest - Add, remove, access application on space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Social/space/Module Communi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Medium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MOD_14</text:p>
          </table:table-cell>
          <table:table-cell office:value-type="string">
            <text:p>FuncTest - Add, sharelink, delete, comment, like</text:p>
          </table:table-cell>
          <table:table-cell table:style-name="Default" office:value-type="string">
            <text:p>Low</text:p>
          </table:table-cell>
          <table:table-cell office:value-type="float" office:value="46">
            <text:p>46</text:p>
          </table:table-cell>
          <table:table-cell table:number-columns-repeated="5"/>
          <table:table-cell office:value-type="string">
            <text:p>social/space/home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1</text:p>
          </table:table-cell>
          <table:table-cell table:style-name="ce16" office:value-type="string">
            <text:p>FuncTest - Navigation\Display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Social\Page_Nav\Navigation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1</text:p>
          </table:table-cell>
          <table:table-cell office:value-type="string">
            <text:p>FuncTest - Node\Display</text:p>
          </table:table-cell>
          <table:table-cell table:style-name="Default" office:value-type="string">
            <text:p>Low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Social\Page_Nav\Node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Medium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5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2</text:p>
          </table:table-cell>
          <table:table-cell table:style-name="ce16" office:value-type="string">
            <text:p>FuncTest - Node\Create</text:p>
          </table:table-cell>
          <table:table-cell office:value-type="string">
            <text:p>Low</text:p>
          </table:table-cell>
          <table:table-cell table:style-name="ce17" office:value-type="float" office:value="75">
            <text:p>75</text:p>
          </table:table-cell>
          <table:table-cell table:style-name="ce16" table:number-columns-repeated="5"/>
          <table:table-cell table:style-name="ce16" office:value-type="string">
            <text:p>Social\Page_Nav\Node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3</text:p>
          </table:table-cell>
          <table:table-cell office:value-type="string">
            <text:p>FuncTest - Node\Edit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Social\Page_Nav\Nod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4</text:p>
          </table:table-cell>
          <table:table-cell table:style-name="ce16" office:value-type="string">
            <text:p>FuncTest - Node\Copy_Pas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Copy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5</text:p>
          </table:table-cell>
          <table:table-cell office:value-type="string">
            <text:p>FuncTest - Node\Cut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Cut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6</text:p>
          </table:table-cell>
          <table:table-cell table:style-name="ce16" office:value-type="string">
            <text:p>FuncTest - Node\Delete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Social\Page_Nav\Nod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2_07</text:p>
          </table:table-cell>
          <table:table-cell office:value-type="string">
            <text:p>FuncTest - Node\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2_08</text:p>
          </table:table-cell>
          <table:table-cell table:style-name="ce16" office:value-type="string">
            <text:p>FuncTest - Node\Clon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Clon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1</text:p>
          </table:table-cell>
          <table:table-cell office:value-type="string">
            <text:p>FuncTest - Node\Edit page\Properties</text:p>
          </table:table-cell>
          <table:table-cell table:style-name="Default" office:value-type="string">
            <text:p>Low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string">
            <text:p>Social\Page_Nav\Node\Edit page\Proper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NAV_13_02</text:p>
          </table:table-cell>
          <table:table-cell table:style-name="ce16" office:value-type="string">
            <text:p>FuncTest - Node\Edit page\Portlet</text:p>
          </table:table-cell>
          <table:table-cell office:value-type="string">
            <text:p>Low</text:p>
          </table:table-cell>
          <table:table-cell table:style-name="ce17" office:value-type="float" office:value="102">
            <text:p>102</text:p>
          </table:table-cell>
          <table:table-cell table:style-name="ce16" table:number-columns-repeated="5"/>
          <table:table-cell table:style-name="ce16" office:value-type="string">
            <text:p>Social\Page_Nav\Node\Edit page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SOC_SPC_NAV_13_03</text:p>
          </table:table-cell>
          <table:table-cell office:value-type="string">
            <text:p>FuncTest - Edit page\Container</text:p>
          </table:table-cell>
          <table:table-cell table:style-name="Default" office:value-type="string">
            <text:p>Low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string">
            <text:p>Social\Page_Nav\Node\Edit page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Medium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5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SOC_SPC_SER_06</text:p>
          </table:table-cell>
          <table:table-cell table:style-name="ce16" office:value-type="string">
            <text:p>FuncTest - Search i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Search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8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9T18:35:05</dc:date>
    <meta:editing-duration>PT2H18M39S</meta:editing-duration>
    <meta:editing-cycles>19</meta:editing-cycles>
    <meta:generator>OpenOffice.org/3.4$Linux OpenOffice.org_project/340m1$Build-9590</meta:generator>
    <meta:document-statistic meta:table-count="2" meta:cell-count="5224" meta:object-count="0"/>
    <meta:user-defined meta:name="Info 1"/>
    <meta:user-defined meta:name="Info 2"/>
    <meta:user-defined meta:name="Info 3"/>
    <meta:user-defined meta:name="Info 4"/>
  </office:meta>
</office:document-meta>
</file>